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ubbleSort" table:style-name="ta1">
        <table:shapes>
          <draw:frame draw:z-index="0" draw:style-name="gr1" draw:text-style-name="P1" svg:width="6.2988in" svg:height="3.5429in" svg:x="5.6654in" svg:y="0.6772in">
            <draw:object draw:notify-on-update-of-ranges="BubbleSort.A5:BubbleSort.A5 BubbleSort.A7:BubbleSort.A7 BubbleSort.A9:BubbleSort.A9 BubbleSort.A11:BubbleSort.A11 BubbleSort.A13:BubbleSort.A13 BubbleSort.A31:BubbleSort.A31  BubbleSort.B5:BubbleSort.B5 BubbleSort.B7:BubbleSort.B7 BubbleSort.B9:BubbleSort.B9 BubbleSort.B11:BubbleSort.B11 BubbleSort.B13:BubbleSort.B13 BubbleSort.A5:BubbleSort.A5 BubbleSort.A7:BubbleSort.A7 BubbleSort.A9:BubbleSort.A9 BubbleSort.A11:BubbleSort.A11 BubbleSort.A13:BubbleSort.A13 BubbleSort.A31:BubbleSort.A31  BubbleSort.C5:BubbleSort.C5 BubbleSort.C7:BubbleSort.C7 BubbleSort.C9:BubbleSort.C9 BubbleSort.C11:BubbleSort.C11 BubbleSort.C13:BubbleSort.C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ubble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etor[TAM]:</text:p>
          </table:table-cell>
          <table:table-cell table:style-name="ce1" office:value-type="string" calcext:value-type="string">
            <text:p>Biblioteca time</text:p>
          </table:table-cell>
          <table:table-cell table:style-name="ce1"/>
          <table:table-cell office:value-type="string" calcext:value-type="string">
            <text:p>Biblioteca c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025" calcext:value-type="float">
            <text:p>1025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627" calcext:value-type="float">
            <text:p>1627</text:p>
          </table:table-cell>
          <table:table-cell table:number-columns-repeated="3"/>
        </table:table-row>
      </table:table>
      <table:table table:name="QuickSort" table:style-name="ta1">
        <table:shapes>
          <draw:frame draw:z-index="0" draw:style-name="gr1" draw:text-style-name="P1" svg:width="6.2988in" svg:height="3.5429in" svg:x="6.0453in" svg:y="0.4992in">
            <draw:object draw:notify-on-update-of-ranges="QuickSort.A5:QuickSort.A5 QuickSort.A7:QuickSort.A7 QuickSort.A9:QuickSort.A9 QuickSort.A11:QuickSort.A11 QuickSort.A13:QuickSort.A13  QuickSort.B5:QuickSort.B5 QuickSort.B7:QuickSort.B7 QuickSort.B9:QuickSort.B9 QuickSort.B11:QuickSort.B11 QuickSort.B13:QuickSort.B13 QuickSort.A5:QuickSort.A5 QuickSort.A7:QuickSort.A7 QuickSort.A9:QuickSort.A9 QuickSort.A11:QuickSort.A11 QuickSort.A13:QuickSort.A13  QuickSort.C5:QuickSort.C5 QuickSort.C7:QuickSort.C7 QuickSort.C9:QuickSort.C9 QuickSort.C11:QuickSort.C11 QuickSort.C13:QuickSort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ick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etor[TAM]:</text:p>
          </table:table-cell>
          <table:table-cell table:style-name="ce1" office:value-type="string" calcext:value-type="string">
            <text:p>Biblioteca time</text:p>
          </table:table-cell>
          <table:table-cell table:style-name="ce1"/>
          <table:table-cell office:value-type="string" calcext:value-type="string">
            <text:p>Biblioteca c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electionSort" table:style-name="ta1">
        <table:shapes>
          <draw:frame draw:z-index="0" draw:style-name="gr1" draw:text-style-name="P1" svg:width="6.2988in" svg:height="3.5429in" svg:x="6.1642in" svg:y="0.5724in">
            <draw:object draw:notify-on-update-of-ranges="SelectionSort.A5:SelectionSort.A5 SelectionSort.A7:SelectionSort.A7 SelectionSort.A9:SelectionSort.A9 SelectionSort.A11:SelectionSort.A11 SelectionSort.A13:SelectionSort.A13  SelectionSort.B5:SelectionSort.B5 SelectionSort.B7:SelectionSort.B7 SelectionSort.B9:SelectionSort.B9 SelectionSort.B11:SelectionSort.B11 SelectionSort.B13:SelectionSort.B13 SelectionSort.A5:SelectionSort.A5 SelectionSort.A7:SelectionSort.A7 SelectionSort.A9:SelectionSort.A9 SelectionSort.A11:SelectionSort.A11 SelectionSort.A13:SelectionSort.A13  SelectionSort.C5:SelectionSort.C5 SelectionSort.C7:SelectionSort.C7 SelectionSort.C9:SelectionSort.C9 SelectionSort.C11:SelectionSort.C11 SelectionSort.C13:SelectionSort.C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lection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etor[TAM]:</text:p>
          </table:table-cell>
          <table:table-cell table:style-name="ce1" office:value-type="string" calcext:value-type="string">
            <text:p>Biblioteca time</text:p>
          </table:table-cell>
          <table:table-cell table:style-name="ce1"/>
          <table:table-cell office:value-type="string" calcext:value-type="string">
            <text:p>Biblioteca c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4:42:31.044544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a Nobre</meta:initial-creator>
    <meta:creation-date>2016-03-05T22:44:01.140615791</meta:creation-date>
    <dc:date>2016-03-07T21:00:38.657419666</dc:date>
    <dc:creator>Clara Nobre</dc:creator>
    <meta:editing-duration>P1DT7H58M55S</meta:editing-duration>
    <meta:editing-cycles>12</meta:editing-cycles>
    <meta:generator>LibreOffice/4.2.8.2$Linux_X86_64 LibreOffice_project/420m0$Build-2</meta:generator>
    <meta:document-statistic meta:table-count="3" meta:cell-count="1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Quick Sort</text:p>
        </chart:title>
        <chart:subtitle svg:x="6.938cm" svg:y="1.301cm" chart:style-name="ch3">
          <text:p>PC vs BBB</text:p>
        </chart:subtitle>
        <chart:legend chart:legend-position="end" svg:x="14.1cm" svg:y="3.952cm" style:legend-expansion="high" chart:style-name="ch4"/>
        <chart:plot-area chart:style-name="ch5" table:cell-range-address="QuickSort.A5:QuickSort.C5 QuickSort.A7:QuickSort.C7 QuickSort.A9:QuickSort.C9 QuickSort.A11:QuickSort.C11 QuickSort.A13:QuickSort.C13" chart:data-source-has-labels="row" svg:x="1.331cm" svg:y="2.19cm" svg:width="12.449cm" svg:height="5.649cm">
          <chartooo:coordinate-region svg:x="2.058cm" svg:y="2.389cm" svg:width="11.257cm" svg:height="4.803cm"/>
          <chart:axis chart:dimension="x" chart:name="primary-x" chart:style-name="ch6">
            <chart:title svg:x="6.201cm" svg:y="8.019cm" chart:style-name="ch7">
              <text:p>Tamanho do Vetor</text:p>
            </chart:title>
          </chart:axis>
          <chart:axis chart:dimension="y" chart:name="primary-y" chart:style-name="ch6">
            <chart:title svg:x="0.451cm" svg:y="5.958cm" chart:style-name="ch8">
              <text:p>Tempo (seg)</text:p>
            </chart:title>
            <chart:grid chart:style-name="ch9" chart:class="major"/>
          </chart:axis>
          <chart:series chart:style-name="ch10" chart:values-cell-range-address="QuickSort.B5:QuickSort.B5 QuickSort.B7:QuickSort.B7 QuickSort.B9:QuickSort.B9 QuickSort.B11:QuickSort.B11 QuickSort.B13:QuickSort.B13" chart:label-cell-address="pc" chart:class="chart:scatter">
            <chart:domain table:cell-range-address="QuickSort.A5:QuickSort.A5 QuickSort.A7:QuickSort.A7 QuickSort.A9:QuickSort.A9 QuickSort.A11:QuickSort.A11 QuickSort.A13:QuickSort.A13"/>
            <chart:data-point chart:repeated="5"/>
          </chart:series>
          <chart:series chart:style-name="ch11" chart:values-cell-range-address="QuickSort.C5:QuickSort.C5 QuickSort.C7:QuickSort.C7 QuickSort.C9:QuickSort.C9 QuickSort.C11:QuickSort.C11 QuickSort.C13:QuickSort.C13" chart:label-cell-address="bbb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c</text:p>
              </table:table-cell>
              <table:table-cell office:value-type="string">
                <text:p>bb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00">
                <text:p>10000</text:p>
                <draw:g>
                  <svg:desc>QuickSort.A5:QuickSort.A5 QuickSort.A7:QuickSort.A7 QuickSort.A9:QuickSort.A9 QuickSort.A11:QuickSort.A11 QuickSort.A13:QuickSort.A13</svg:desc>
                </draw:g>
              </table:table-cell>
              <table:table-cell office:value-type="float" office:value="0">
                <text:p>0</text:p>
                <draw:g>
                  <svg:desc>QuickSort.B5:QuickSort.B5 QuickSort.B7:QuickSort.B7 QuickSort.B9:QuickSort.B9 QuickSort.B11:QuickSort.B11 QuickSort.B13:QuickSort.B13</svg:desc>
                </draw:g>
              </table:table-cell>
              <table:table-cell office:value-type="float" office:value="0">
                <text:p>0</text:p>
                <draw:g>
                  <svg:desc>QuickSort.C5:QuickSort.C5 QuickSort.C7:QuickSort.C7 QuickSort.C9:QuickSort.C9 QuickSort.C11:QuickSort.C11 QuickSort.C13:QuickSort.C13</svg:desc>
                </draw:g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28cm" svg:y="0.316cm" chart:style-name="ch2">
          <text:p>Selection Sort</text:p>
        </chart:title>
        <chart:subtitle svg:x="6.938cm" svg:y="1.301cm" chart:style-name="ch3">
          <text:p>PC vs BBB</text:p>
        </chart:subtitle>
        <chart:legend chart:legend-position="end" svg:x="14.1cm" svg:y="3.952cm" style:legend-expansion="high" chart:style-name="ch4"/>
        <chart:plot-area chart:style-name="ch5" table:cell-range-address="SelectionSort.A5:SelectionSort.C5 SelectionSort.A7:SelectionSort.C7 SelectionSort.A9:SelectionSort.C9 SelectionSort.A11:SelectionSort.C11 SelectionSort.A13:SelectionSort.C13" chart:data-source-has-labels="row" svg:x="1.331cm" svg:y="2.19cm" svg:width="12.449cm" svg:height="5.649cm">
          <chartooo:coordinate-region svg:x="2.138cm" svg:y="2.389cm" svg:width="11.177cm" svg:height="4.803cm"/>
          <chart:axis chart:dimension="x" chart:name="primary-x" chart:style-name="ch6">
            <chart:title svg:x="6.201cm" svg:y="8.019cm" chart:style-name="ch7">
              <text:p>Tamanho do Vetor</text:p>
            </chart:title>
          </chart:axis>
          <chart:axis chart:dimension="y" chart:name="primary-y" chart:style-name="ch6">
            <chart:title svg:x="0.451cm" svg:y="5.958cm" chart:style-name="ch8">
              <text:p>Tempo (seg)</text:p>
            </chart:title>
            <chart:grid chart:style-name="ch9" chart:class="major"/>
          </chart:axis>
          <chart:series chart:style-name="ch10" chart:values-cell-range-address="SelectionSort.B5:SelectionSort.B5 SelectionSort.B7:SelectionSort.B7 SelectionSort.B9:SelectionSort.B9 SelectionSort.B11:SelectionSort.B11 SelectionSort.B13:SelectionSort.B13" chart:label-cell-address="pc" chart:class="chart:scatter">
            <chart:domain table:cell-range-address="SelectionSort.A5:SelectionSort.A5 SelectionSort.A7:SelectionSort.A7 SelectionSort.A9:SelectionSort.A9 SelectionSort.A11:SelectionSort.A11 SelectionSort.A13:SelectionSort.A13"/>
            <chart:data-point chart:repeated="5"/>
          </chart:series>
          <chart:series chart:style-name="ch11" chart:values-cell-range-address="SelectionSort.C5:SelectionSort.C5 SelectionSort.C7:SelectionSort.C7 SelectionSort.C9:SelectionSort.C9 SelectionSort.C11:SelectionSort.C11 SelectionSort.C13:SelectionSort.C13" chart:label-cell-address="bbb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c</text:p>
              </table:table-cell>
              <table:table-cell office:value-type="string">
                <text:p>bb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00">
                <text:p>10000</text:p>
                <draw:g>
                  <svg:desc>SelectionSort.A5:SelectionSort.A5 SelectionSort.A7:SelectionSort.A7 SelectionSort.A9:SelectionSort.A9 SelectionSort.A11:SelectionSort.A11 SelectionSort.A13:SelectionSort.A13</svg:desc>
                </draw:g>
              </table:table-cell>
              <table:table-cell office:value-type="float" office:value="0">
                <text:p>0</text:p>
                <draw:g>
                  <svg:desc>SelectionSort.B5:SelectionSort.B5 SelectionSort.B7:SelectionSort.B7 SelectionSort.B9:SelectionSort.B9 SelectionSort.B11:SelectionSort.B11 SelectionSort.B13:SelectionSort.B13</svg:desc>
                </draw:g>
              </table:table-cell>
              <table:table-cell office:value-type="float" office:value="4">
                <text:p>4</text:p>
                <draw:g>
                  <svg:desc>SelectionSort.C5:SelectionSort.C5 SelectionSort.C7:SelectionSort.C7 SelectionSort.C9:SelectionSort.C9 SelectionSort.C11:SelectionSort.C11 SelectionSort.C13:SelectionSort.C13</svg:desc>
                </draw:g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40000">
                <text:p>40000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3">
                <text:p>3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Bubble Sort</text:p>
        </chart:title>
        <chart:subtitle svg:x="6.938cm" svg:y="1.301cm" chart:style-name="ch3">
          <text:p>PC vs BBB</text:p>
        </chart:subtitle>
        <chart:legend chart:legend-position="end" svg:x="14.1cm" svg:y="3.952cm" style:legend-expansion="high" chart:style-name="ch4"/>
        <chart:plot-area chart:style-name="ch5" table:cell-range-address="BubbleSort.A5:BubbleSort.C5 BubbleSort.A7:BubbleSort.C7 BubbleSort.A9:BubbleSort.C9 BubbleSort.A11:BubbleSort.C11 BubbleSort.A13:BubbleSort.C13 BubbleSort.A31:BubbleSort.A31" chart:data-source-has-labels="row" svg:x="1.331cm" svg:y="2.19cm" svg:width="12.449cm" svg:height="5.649cm">
          <chartooo:coordinate-region svg:x="2.138cm" svg:y="2.389cm" svg:width="11.177cm" svg:height="4.803cm"/>
          <chart:axis chart:dimension="x" chart:name="primary-x" chart:style-name="ch6">
            <chart:title svg:x="6.201cm" svg:y="8.019cm" chart:style-name="ch7">
              <text:p>Tamanho do Vetor</text:p>
            </chart:title>
          </chart:axis>
          <chart:axis chart:dimension="y" chart:name="primary-y" chart:style-name="ch6">
            <chart:title svg:x="0.451cm" svg:y="5.958cm" chart:style-name="ch8">
              <text:p>Tempo (seg)</text:p>
            </chart:title>
            <chart:grid chart:style-name="ch9" chart:class="major"/>
          </chart:axis>
          <chart:series chart:style-name="ch10" chart:values-cell-range-address="BubbleSort.B5:BubbleSort.B5 BubbleSort.B7:BubbleSort.B7 BubbleSort.B9:BubbleSort.B9 BubbleSort.B11:BubbleSort.B11 BubbleSort.B13:BubbleSort.B13" chart:label-cell-address="pc" chart:class="chart:scatter">
            <chart:domain table:cell-range-address="BubbleSort.A5:BubbleSort.A5 BubbleSort.A7:BubbleSort.A7 BubbleSort.A9:BubbleSort.A9 BubbleSort.A11:BubbleSort.A11 BubbleSort.A13:BubbleSort.A13 BubbleSort.A31:BubbleSort.A31"/>
            <chart:data-point chart:repeated="6"/>
          </chart:series>
          <chart:series chart:style-name="ch11" chart:values-cell-range-address="BubbleSort.C5:BubbleSort.C5 BubbleSort.C7:BubbleSort.C7 BubbleSort.C9:BubbleSort.C9 BubbleSort.C11:BubbleSort.C11 BubbleSort.C13:BubbleSort.C13" chart:label-cell-address="bbb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c</text:p>
              </table:table-cell>
              <table:table-cell office:value-type="string">
                <text:p>bb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00">
                <text:p>10000</text:p>
                <draw:g>
                  <svg:desc>BubbleSort.A5:BubbleSort.A5 BubbleSort.A7:BubbleSort.A7 BubbleSort.A9:BubbleSort.A9 BubbleSort.A11:BubbleSort.A11 BubbleSort.A13:BubbleSort.A13 BubbleSort.A31:BubbleSort.A31</svg:desc>
                </draw:g>
              </table:table-cell>
              <table:table-cell office:value-type="float" office:value="0">
                <text:p>0</text:p>
                <draw:g>
                  <svg:desc>BubbleSort.B5:BubbleSort.B5 BubbleSort.B7:BubbleSort.B7 BubbleSort.B9:BubbleSort.B9 BubbleSort.B11:BubbleSort.B11 BubbleSort.B13:BubbleSort.B13</svg:desc>
                </draw:g>
              </table:table-cell>
              <table:table-cell office:value-type="float" office:value="16">
                <text:p>16</text:p>
                <draw:g>
                  <svg:desc>BubbleSort.C5:BubbleSort.C5 BubbleSort.C7:BubbleSort.C7 BubbleSort.C9:BubbleSort.C9 BubbleSort.C11:BubbleSort.C11 BubbleSort.C13:BubbleSort.C13</svg:desc>
                </draw:g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5">
                <text:p>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/>
              <table:table-cell office:value-type="float" office:value="40000">
                <text:p>40000</text:p>
              </table:table-cell>
              <table:table-cell office:value-type="float" office:value="10">
                <text:p>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15">
                <text:p>1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